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Liberation Serif"/>
    </style:style>
    <style:style style:name="P3" style:family="paragraph" style:parent-style-name="Standard">
      <style:text-properties style:font-name="Liberation Serif" fo:font-weight="normal" style:font-weight-asian="normal" style:font-weight-complex="normal"/>
    </style:style>
    <style:style style:name="P4" style:family="paragraph" style:parent-style-name="Standard" style:list-style-name="L3">
      <style:text-properties style:font-name="Liberation Serif"/>
    </style:style>
    <style:style style:name="P5" style:family="paragraph" style:parent-style-name="Standard">
      <style:text-properties style:font-name="Liberation Serif" fo:font-size="12pt" fo:font-weight="bold" style:font-size-asian="12pt" style:font-weight-asian="bold" style:font-size-complex="12pt" style:font-weight-complex="bold"/>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style:font-name="sans-serif" fo:font-size="12pt"/>
    </style:style>
    <style:style style:name="P8" style:family="paragraph" style:parent-style-name="Standard" style:list-style-name="L8"/>
    <style:style style:name="P9" style:family="paragraph" style:parent-style-name="Standard" style:list-style-name="L4">
      <style:paragraph-properties style:writing-mode="lr-tb"/>
    </style:style>
    <style:style style:name="P10" style:family="paragraph" style:parent-style-name="Standard">
      <style:paragraph-properties style:writing-mode="lr-tb"/>
      <style:text-properties style:font-name="Liberation Serif" fo:font-size="12pt" style:font-size-asian="12pt" style:font-size-complex="12pt"/>
    </style:style>
    <style:style style:name="P11" style:family="paragraph" style:parent-style-name="Standard" style:list-style-name="L4">
      <style:paragraph-properties style:writing-mode="lr-tb"/>
      <style:text-properties style:font-name="Liberation Serif" fo:font-size="12pt" style:font-size-asian="12pt" style:font-size-complex="12pt"/>
    </style:style>
    <style:style style:name="P12" style:family="paragraph" style:parent-style-name="Standard">
      <style:paragraph-properties style:writing-mode="lr-tb"/>
      <style:text-properties style:font-name="Liberation Serif" fo:font-size="14pt" fo:font-weight="bold" style:font-size-asian="14pt" style:font-weight-asian="bold" style:font-size-complex="14pt" style:font-weight-complex="bold"/>
    </style:style>
    <style:style style:name="P13" style:family="paragraph" style:parent-style-name="Standard" style:list-style-name="L5">
      <style:paragraph-properties style:writing-mode="lr-tb"/>
    </style:style>
    <style:style style:name="P14" style:family="paragraph" style:parent-style-name="Standard" style:list-style-name="L5">
      <style:paragraph-properties style:writing-mode="lr-tb"/>
      <style:text-properties fo:font-weight="normal" style:font-weight-asian="normal" style:font-weight-complex="normal"/>
    </style:style>
    <style:style style:name="P15" style:family="paragraph" style:parent-style-name="Table_20_Contents">
      <style:text-properties fo:font-weight="bold"/>
    </style:style>
    <style:style style:name="P16"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fo:color="#000000" style:font-name="Liberation Serif1" fo:font-size="9.75pt" fo:letter-spacing="normal" fo:font-style="normal" fo:font-weight="normal"/>
    </style:style>
    <style:style style:name="T3" style:family="text">
      <style:text-properties fo:font-variant="normal" fo:text-transform="none" fo:color="#000000" style:font-name="Liberation Serif1"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style:font-name="Liberation Serif1" fo:font-size="12pt" fo:font-weight="normal" style:font-size-asian="12pt" style:font-weight-asian="normal" style:font-size-complex="12pt" style:font-weight-complex="normal"/>
    </style:style>
    <style:style style:name="T7" style:family="text">
      <style:text-properties style:font-name="Liberation Serif" fo:font-size="12pt" style:font-size-asian="12pt" style:font-size-complex="12pt"/>
    </style:style>
    <style:style style:name="T8" style:family="text">
      <style:text-properties fo:font-weight="normal" style:font-weight-asian="normal" style:font-weight-complex="normal"/>
    </style:style>
    <style:style style:name="T9" style:family="text">
      <style:text-properties style:font-name="sans-serif" fo:font-size="12pt"/>
    </style:style>
    <style:style style:name="T10" style:family="text">
      <style:text-properties style:font-name="Liberation Serif" fo:font-size="12pt" fo:font-weight="bold" style:font-size-asian="10.5pt" style:font-weight-asian="bold" style:font-size-complex="12pt" style:font-weight-complex="bold"/>
    </style:style>
    <style:style style:name="T11" style:family="text">
      <style:text-properties style:font-name="Liberation Serif" fo:font-size="12pt" style:font-size-asian="10.5pt" style:font-size-complex="12pt"/>
    </style:style>
    <style:style style:name="T12" style:family="text">
      <style:text-properties style:font-name="Liberation Serif" fo:font-size="12pt" style:font-size-asian="12pt" style:font-size-complex="12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3">1. Differences between Mobile Computing and Cloud Computing. </text:span></text:p>
      <text:p text:style-name="Standard"/>
      <text:p text:style-name="Standard"><text:span text:style-name="T1">Cloud computing</text:span><text:span text:style-name="T7">,is</text:span><text:span text:style-name="T4"> the ability to run a program or application on many connected computers at the same time.It</text:span><text:span text:style-name="T2"> </text:span>allows you to store your files and folders in a “cloud” area on the Internet, allowing you access to all of your files and folders wherever you are in the world – but you do need a physical device with Internet access to access it. </text:p>
      <text:p text:style-name="Standard"/>
      <text:p text:style-name="Standard"><text:span text:style-name="T1">Mobile computing is </text:span><text:span text:style-name="T3">being able to use a computing device even when being mobile and therefore changing location.</text:span><text:span text:style-name="T6"> </text:span>This could be a laptop or a mobile phone or some device which enables you to telework – working wherever you go because of the small size of the device you’re using. <text:span text:style-name="T5">Portability is one aspect of mobile computing.</text:span></text:p>
      <text:p text:style-name="Standard"/>
      <text:p text:style-name="Standard"><text:span text:style-name="T8">Cloud computing</text:span><text:span text:style-name="T1"> </text:span>is used mostly in the context of <text:span text:style-name="T8">distributed computing</text:span>. <text:span text:style-name="T8">Mobile computing</text:span> is the ability to<text:span text:style-name="T8"> communicate to other devices over a network</text:span>(telephone/internet) while being mobile.Mobile computing is not as recent as cloud computing. Though there could be network latencies and lags in mobile computing,it is a more clearly understood and widely implemented concept. Cloud computing is relatively new and requires more technologies and back-end support to be scalable. </text:p>
      <text:p text:style-name="Standard"/>
      <text:p text:style-name="Standard"><text:span text:style-name="T1">Mobile apps may use the cloud for both app development as well as hosting.</text:span> A number of unique characteristics of hosted apps make the mobile cloud different from regular cloud computing. Mobile apps may be more reliant upon the cloud to provide much of the computing, storage, and communication fault tolerance than regular cloud computing does. </text:p>
      <text:p text:style-name="Standard">Understanding these differences helps a lot of predicting and heading off a number of problems with the mobile cloud computing, and enables you to deliver predictable, reliable and fault-tolerant mobile app experiences. Here are some of the key differences: </text:p>
      <text:p text:style-name="Standard"/>
      <text:p text:style-name="Standard"><text:span text:style-name="T1">Total cloud dependency </text:span>- When using mobile cloud computing, apps may rely on the cloud for everything, especially when you are trying to develop the same app to run on multiple platforms at the same time using a browser interface. An example of this is an app that runs on Apple iOS, Android, BlackBerry and Microsoft Windows Phone operating systems. Because of the differences between these platforms, developers may rely on the mobile cloud to perform all of the computing and storage to avoid multiple development and maintenance efforts with individual native apps. </text:p>
      <text:p text:style-name="Standard"/>
      <text:p text:style-name="Standard"><text:span text:style-name="T1">Mobile cloud computing needs to overcome mobile device differences </text:span>–The mobile cloud may need to approximate more or less the same end user experience on all platforms to avoid device specific customizations. Unlike traditional cloud usage, the mobile cloud may need to do these adjustments on its side based on what the mobile device being used is. </text:p>
      <text:p text:style-name="Standard"/>
      <text:p text:style-name="Standard"><text:span text:style-name="T1">Mobile cloud computing needs to allow for disconnected operation</text:span> – Mobile devices may go out of range while an application is being served from the mobile cloud. It needs to support disconnected operation as much as possible. </text:p>
      <text:p text:style-name="Standard"/>
      <text:p text:style-name="Standard"><text:span text:style-name="T1">Mobile cloud computing needs to be communication fault tolerant </text:span>– Mobile connections can become weaker and may even disconnect while an application is being used. The cloud may need to be capable of monitoring the connection strength and needs to be fault tolerant of these possible communications disconnects. </text:p>
      <text:p text:style-name="Standard"/>
      <text:p text:style-name="Standard"><text:span text:style-name="T1">Distance matters in mobile cloud computing</text:span> – Mobile applications when using the mobile cloud may be sensitive to network latencies caused by distance from the server much more than regular cloud computing. The mobile end user experience may suffer if these latencies are too long. </text:p>
      <text:p text:style-name="Standard"/>
      <text:p text:style-name="Standard"><text:soft-page-break/><text:span text:style-name="T1">Mobile cloud computing needs to be mindful of limited energy availability on mobiles </text:span>– The mobile cloud needs to be mindful of the limited energy availability on mobile devices and may need to perform all functions on the side of the cloud, rather than expect them to be done on the mobile device. </text:p>
      <text:p text:style-name="Standard"/>
      <text:p text:style-name="Standard"><text:span text:style-name="T1">Expanded testing capabilities </text:span>– The mobile cloud needs to have additional testing capabilities that allow testing for poor network latency, unreliable and intermittent communication with the mobile device, disconnected operation and subsequent synchronization of data with the app on the mobile device.</text:p>
      <text:p text:style-name="Standard"/>
      <text:p text:style-name="Standard"><text:span text:style-name="T13"/></text:p>
      <text:p text:style-name="Standard"><text:span text:style-name="T13">2. DVM Instructions</text:span></text:p>
      <text:list xml:id="list995950190" text:style-name="L8">
        <text:list-header>
          <text:p text:style-name="P8"><text:span text:style-name="T13"/></text:p>
        </text:list-header>
      </text:list>
      <text:p text:style-name="P1"/>
      <table:table table:name="Table1" table:style-name="Table1">
        <table:table-column table:style-name="Table1.A" table:number-columns-repeated="4"/>
        <table:table-row>
          <table:table-cell table:style-name="Table1.A1" office:value-type="string">
            <text:p text:style-name="P16">Opcode (hex)</text:p>
          </table:table-cell>
          <table:table-cell table:style-name="Table1.A1" office:value-type="string">
            <text:p text:style-name="P15">Opcode name</text:p>
          </table:table-cell>
          <table:table-cell table:style-name="Table1.A1" office:value-type="string">
            <text:p text:style-name="P15">Explanation</text:p>
          </table:table-cell>
          <table:table-cell table:style-name="Table1.D1" office:value-type="string">
            <text:p text:style-name="P15">Example</text:p>
          </table:table-cell>
        </table:table-row>
        <table:table-row>
          <table:table-cell table:style-name="Table1.A2" office:value-type="string">
            <text:p text:style-name="Table_20_Contents">01</text:p>
          </table:table-cell>
          <table:table-cell table:style-name="Table1.A2" office:value-type="string">
            <text:p text:style-name="Table_20_Contents">Move vx,vy</text:p>
          </table:table-cell>
          <table:table-cell table:style-name="Table1.A2" office:value-type="string">
            <text:p text:style-name="Table_20_Contents">Moves the content of vy into vx. Both registers must be in the first 256 register range.</text:p>
          </table:table-cell>
          <table:table-cell table:style-name="Table1.D2" office:value-type="string">
            <text:p text:style-name="Table_20_Contents">0110 - move v0, v1<text:line-break/>Moves v1 into v0.</text:p>
          </table:table-cell>
        </table:table-row>
        <table:table-row>
          <table:table-cell table:style-name="Table1.A2" office:value-type="string">
            <text:p text:style-name="Table_20_Contents">0F</text:p>
          </table:table-cell>
          <table:table-cell table:style-name="Table1.A2" office:value-type="string">
            <text:p text:style-name="Table_20_Contents">return vx</text:p>
          </table:table-cell>
          <table:table-cell table:style-name="Table1.A2" office:value-type="string">
            <text:p text:style-name="Table_20_Contents">Return with vx return value</text:p>
          </table:table-cell>
          <table:table-cell table:style-name="Table1.D2" office:value-type="string">
            <text:p text:style-name="Table_20_Contents">0F00 - return v0<text:line-break/>Returns with return value in v0.</text:p>
          </table:table-cell>
        </table:table-row>
        <table:table-row>
          <table:table-cell table:style-name="Table1.A2" office:value-type="string">
            <text:p text:style-name="Table_20_Contents">15</text:p>
          </table:table-cell>
          <table:table-cell table:style-name="Table1.A2" office:value-type="string">
            <text:p text:style-name="Table_20_Contents">const/high16 v0, lit16</text:p>
          </table:table-cell>
          <table:table-cell table:style-name="Table1.A2" office:value-type="string">
            <text:p text:style-name="Table_20_Contents">Puts the 16 bit constant into the topmost bits of the register. Used to initialize float values.</text:p>
          </table:table-cell>
          <table:table-cell table:style-name="Table1.D2" office:value-type="string">
            <text:p text:style-name="Table_20_Contents">1500 2041 - const/high16 v0, #float 10.0 // #41200000<text:line-break/>Moves the floating literal of 10.0 into v0. The 16 bit literal in the instruction carries the top 16 bits of the floating point number.</text:p>
          </table:table-cell>
        </table:table-row>
        <table:table-row>
          <table:table-cell table:style-name="Table1.A2" office:value-type="string">
            <text:p text:style-name="Table_20_Contents">1D</text:p>
          </table:table-cell>
          <table:table-cell table:style-name="Table1.A2" office:value-type="string">
            <text:p text:style-name="Table_20_Contents">Monitor-enter vx</text:p>
          </table:table-cell>
          <table:table-cell table:style-name="Table1.A2" office:value-type="string">
            <text:p text:style-name="Table_20_Contents">Obtains the monitor of the object referenced by vx.</text:p>
          </table:table-cell>
          <table:table-cell table:style-name="Table1.D2" office:value-type="string">
            <text:p text:style-name="Table_20_Contents">1D03 - monitor-enter v3<text:line-break/>Obtains the monitor of the object referenced by v3.</text:p>
          </table:table-cell>
        </table:table-row>
        <table:table-row>
          <table:table-cell table:style-name="Table1.A2" office:value-type="string">
            <text:p text:style-name="Table_20_Contents">8D</text:p>
          </table:table-cell>
          <table:table-cell table:style-name="Table1.A2" office:value-type="string">
            <text:p text:style-name="Table_20_Contents">int-to-byte vx,vy</text:p>
          </table:table-cell>
          <table:table-cell table:style-name="Table1.A2" office:value-type="string">
            <text:p text:style-name="Table_20_Contents">Converts the int value in vy to a byte value and stores it in vx.</text:p>
          </table:table-cell>
          <table:table-cell table:style-name="Table1.D2" office:value-type="string">
            <text:p text:style-name="Table_20_Contents">8D00 - int-to-byte v0, v0<text:line-break/>Converts the integer in v0 into a byte and puts the byte value into v0.</text:p>
          </table:table-cell>
        </table:table-row>
      </table:table>
      <text:p text:style-name="P1"/>
      <text:p text:style-name="P3"/>
      <text:list xml:id="list1068855832" text:style-name="L3">
        <text:list-item>
          <text:p text:style-name="P4"><text:span text:style-name="T8">Vx values in the table denote a Dalvik register. </text:span></text:p>
        </text:list-item>
        <text:list-item>
          <text:p text:style-name="P4"><text:span text:style-name="T8">Depending on the instruction, 16, 256 or 64k registers can be accessed. </text:span></text:p>
        </text:list-item>
        <text:list-item>
          <text:p text:style-name="P4"><text:span text:style-name="T8">Operations on long and double values use two registers, e.g. a double value addressed in the V0 register occupies the V0 and V1 registers.</text:span></text:p>
        </text:list-item>
        <text:list-item>
          <text:p text:style-name="P4"><text:span text:style-name="T8">Boolean values are stored as 1 for true and 0 for false. Operations on booleans are translated into integer operations.</text:span></text:p>
        </text:list-item>
        <text:list-item>
          <text:p text:style-name="P4"><text:soft-page-break/><text:span text:style-name="T8">All the examples are in hig-endian format, e.g. 0F00 0A00 is coded as</text:span><text:span text:style-name="T8"> </text:span><text:span text:style-name="T8">0F, 00, 0A, 00 sequence.</text:span></text:p>
        </text:list-item>
        <text:list-item>
          <text:p text:style-name="P4">The offset can be positive or negative and it is calculated from the offset of the starting byte of the instruction. The offset is always interpreted in words (2 bytes per 1 offset value increment/decrement). Negative offset is stored in two's complement format. The current position is the offset of the starting byte of the instruction.</text:p>
        </text:list-item>
        <text:list-item>
          <text:p text:style-name="P4">Compare operations returrn positive value if the first operand is greater than the second operand, 0 if they are equal and negative value if the first operand is smaller than the second operand.</text:p>
        </text:list-item>
      </text:list>
      <text:p text:style-name="P2"/>
      <text:p text:style-name="P2"/>
      <text:p text:style-name="P5"><text:span text:style-name="T14">3</text:span> <text:s/><text:span text:style-name="T14">.dex File Format</text:span></text:p>
      <text:p text:style-name="P5"/>
      <text:p text:style-name="P6"><text:span text:style-name="T8">On the Android platform, Java source code is still compiled into .class files. But after .class files </text:span>are generated, the “dx” tool is used to convert the .class files into a .dex, or Dalvik Executable, file. <text:s/>Whereas a .class file contains only one class, a .dex file contains multiple classes. It is the .dex file <text:s/>that is executed on the Dalvik VM.</text:p>
      <text:p text:style-name="P7"/>
      <text:p text:style-name="P7"><draw:frame draw:style-name="fr1" draw:name="graphics1" text:anchor-type="as-char" svg:width="17.092cm" svg:height="15.822cm" draw:z-index="0"><draw:image xlink:href="http://1.bp.blogspot.com/-A39ePxAgcGU/TvrZ3kBhcOI/AAAAAAAAALs/quxWR9mlTKU/s1600/Jar-Vs-Apk.png" xlink:type="simple" xlink:show="embed" xlink:actuate="onLoad"/></draw:frame></text:p>
      <text:p text:style-name="P7"><text:s/></text:p>
      <text:list xml:id="list1000119812" text:style-name="L4">
        <text:list-header>
          <text:p text:style-name="P9"><text:span text:style-name="T9"/></text:p>
        </text:list-header>
        <text:list-item>
          <text:p text:style-name="P11"><text:soft-page-break/>The .dex file has been optimized for memory usage and the design is primarily driven by <text:s/>sharing of data.</text:p>
        </text:list-item>
        <text:list-item>
          <text:p text:style-name="P11">The .dex file format uses shared, type-specific constant pools as it’s primary mechanism for conserving memory.</text:p>
        </text:list-item>
        <text:list-item>
          <text:p text:style-name="P11">A constant pool stores all literal constant values used within the class. This includes values such as string constants used in your code as well as field, variable, class, interface, and method names. Rather than store these values throughout the class, they are always referred to by their index in the constant pool.</text:p>
        </text:list-item>
        <text:list-item>
          <text:p text:style-name="P11">In the case of the .class file, each class has its own private, heterogeneous constant pool. It is heterogeneous in that all types of constants (field, variable, class, etc.) are mixed together. </text:p>
        </text:list-item>
        <text:list-item>
          <text:p text:style-name="P11">Contrast this to the .dex file that contains many classes, all of which share the same type-specific constants pools. Duplication of constants across .class files is eliminated in the .dex format.</text:p>
        </text:list-item>
        <text:list-item>
          <text:p text:style-name="P11">By allowing for classes to share constants pools, repetition of constant values is kept to a minimum. The consequence of the minimal repetition is that there are significantly more logical pointers or references within a .dex file compared to a .class file.</text:p>
        </text:list-item>
      </text:list>
      <text:p text:style-name="P10"/>
      <text:p text:style-name="P10"/>
      <text:p text:style-name="P12">4. Application simulating an environment of  context aware computing.</text:p>
      <text:p text:style-name="P12"/>
      <text:list xml:id="list1949751922" text:style-name="L5">
        <text:list-item>
          <text:p text:style-name="P14"><text:span text:style-name="T11">An application that records the daily/hourly temperature ,humidity values and gives the appropriate forecast.</text:span></text:p>
          <text:p text:style-name="P13"><text:span text:style-name="T10"/></text:p>
        </text:list-item>
        <text:list-item>
          <text:p text:style-name="P14">A file sharing application which can detect the strongest wi-fi signal in the vicinity or the strongest bluetooth connection and be able to transfer files over both the connectivity frameworks based o<text:span text:style-name="T7">n <text:s/>signal strength.</text:span></text:p>
          <text:p text:style-name="P14"><text:span text:style-name="T7"/></text:p>
        </text:list-item>
      </text:list>
      <text:p text:style-name="P10">Both these applications are simulated in an environment of context aware computing as they measure some sort of perceptible quantities in the environment and react according. They work in a stimulus-response environment. Their computing depends upon the external context. They are sensitive to the environment in which they are simulated.</text:p>
      <text:p text:style-name="P10"/>
      <text:p text:style-name="P10"><text:tab/>If the humidity is too high,the first application predicts a rainy day and a cold day if the temperature is low.</text:p>
      <text:p text:style-name="P10">The second application automatically transfers files over a bluetooth connection to the communicating device if the wi-fi signal strength is too low. </text:p>
      <text:p text:style-name="P10"/>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sit </meta:initial-creator>
    <meta:creation-date>2013-11-21T12:18:51</meta:creation-date>
    <dc:date>2013-11-22T00:40:26</dc:date>
    <meta:editing-duration>PT3H6M10S</meta:editing-duration>
    <meta:editing-cycles>9</meta:editing-cycles>
    <meta:generator>LibreOffice/3.5$Linux_x86 LibreOffice_project/350m1$Build-2</meta:generator>
    <meta:document-statistic meta:table-count="1" meta:image-count="1" meta:object-count="0" meta:page-count="4" meta:paragraph-count="61" meta:word-count="1438" meta:character-count="8653" meta:non-whitespace-character-count="7265"/>
  </office:meta>
</office:document-meta>
</file>